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602in"/>
    </style:style>
    <style:style style:name="co2" style:family="table-column">
      <style:table-column-properties fo:break-before="auto" style:column-width="0.4in"/>
    </style:style>
    <style:style style:name="co3" style:family="table-column">
      <style:table-column-properties fo:break-before="auto" style:column-width="0.518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C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ntiteti</text:p>
          </table:table-cell>
          <table:table-cell office:value-type="string" calcext:value-type="string">
            <text:p>Prije</text:p>
          </table:table-cell>
          <table:table-cell office:value-type="string" calcext:value-type="string">
            <text:p>Nak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d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d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d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d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d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d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n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n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d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da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n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da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da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da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n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da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n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da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n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n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da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da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n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da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da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da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e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ne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da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n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da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da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da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string" calcext:value-type="string">
            <text:p>da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string" calcext:value-type="string">
            <text:p>n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da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ne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string" calcext:value-type="string">
            <text:p>da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string" calcext:value-type="string">
            <text:p>da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ne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string" calcext:value-type="string">
            <text:p>n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da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string" calcext:value-type="string">
            <text:p>da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string" calcext:value-type="string">
            <text:p>ne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da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Vrhovi_20_strelica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Vrhovi_20_strelica_20_1" draw:display-name="Vrhovi strelic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anic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1">00/00/0000</text:date>, <text:time>00:00:00</text:time></text:p>
        </style:region-right>
      </style:header>
      <style:header-left style:display="false"/>
      <style:header-first style:display="false"/>
      <style:footer>
        <text:p>Stranic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document-statistic meta:table-count="1" meta:cell-count="303" meta:object-count="0"/>
    <meta:generator>LibreOffice/7.6.2.1$Windows_X86_64 LibreOffice_project/56f7684011345957bbf33a7ee678afaf4d2ba333</meta:generator>
  </office:meta>
</office:document-meta>
</file>